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cc56" officeooo:paragraph-rsid="000c34af"/>
    </style:style>
    <style:style style:name="P2" style:family="paragraph" style:parent-style-name="Standard">
      <style:text-properties fo:font-size="14pt" officeooo:rsid="001f2489" officeooo:paragraph-rsid="000b03e1" style:font-size-asian="14pt" style:font-size-complex="14pt"/>
    </style:style>
    <style:style style:name="P3" style:family="paragraph" style:parent-style-name="Standard">
      <style:text-properties fo:font-size="14pt" officeooo:rsid="001f2489" officeooo:paragraph-rsid="000cab17" style:font-size-asian="14pt" style:font-size-complex="14pt"/>
    </style:style>
    <style:style style:name="P4" style:family="paragraph" style:parent-style-name="Standard">
      <style:text-properties fo:font-size="13pt" officeooo:rsid="001f2489" officeooo:paragraph-rsid="000b03e1" style:font-size-asian="13pt" style:font-size-complex="13pt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3pt" officeooo:rsid="001f2489" officeooo:paragraph-rsid="000b03e1" style:font-size-asian="13pt" style:font-size-complex="13pt"/>
    </style:style>
    <style:style style:name="P6" style:family="paragraph" style:parent-style-name="Standard" style:list-style-name="L1">
      <style:text-properties fo:font-size="13pt" officeooo:rsid="001f2489" officeooo:paragraph-rsid="000c34af" style:font-size-asian="13pt" style:font-size-complex="13pt"/>
    </style:style>
    <style:style style:name="P7" style:family="paragraph" style:parent-style-name="Standard" style:list-style-name="L1">
      <style:text-properties fo:font-size="13pt" officeooo:rsid="001f2489" officeooo:paragraph-rsid="000cab17" style:font-size-asian="13pt" style:font-size-complex="13pt"/>
    </style:style>
    <style:style style:name="P8" style:family="paragraph" style:parent-style-name="Standard">
      <style:text-properties fo:font-size="13pt" officeooo:rsid="001f2489" officeooo:paragraph-rsid="000c34af" style:font-size-asian="13pt" style:font-size-complex="13pt"/>
    </style:style>
    <style:style style:name="P9" style:family="paragraph" style:parent-style-name="Standard">
      <style:text-properties fo:font-size="13pt" officeooo:rsid="001f2489" officeooo:paragraph-rsid="000cab17" style:font-size-asian="13pt" style:font-size-complex="13pt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3pt" officeooo:rsid="001ecc56" officeooo:paragraph-rsid="000b03e1" style:font-size-asian="13pt" style:font-size-complex="13pt"/>
    </style:style>
    <style:style style:name="P11" style:family="paragraph" style:parent-style-name="Standard">
      <style:paragraph-properties fo:text-align="justify" style:justify-single-word="false"/>
      <style:text-properties fo:font-size="13pt" officeooo:rsid="001ecc56" officeooo:paragraph-rsid="000b03e1" style:font-size-asian="13pt" style:font-size-complex="13pt"/>
    </style:style>
    <style:style style:name="P12" style:family="paragraph" style:parent-style-name="Standard">
      <style:text-properties fo:font-size="13pt" officeooo:rsid="001ecc56" officeooo:paragraph-rsid="000c34af" style:font-size-asian="13pt" style:font-size-complex="13pt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3pt" officeooo:rsid="001ffab5" officeooo:paragraph-rsid="000b03e1" style:font-size-asian="13pt" style:font-size-complex="13pt"/>
    </style:style>
    <style:style style:name="P14" style:family="paragraph" style:parent-style-name="Standard">
      <style:paragraph-properties fo:text-align="justify" style:justify-single-word="false"/>
      <style:text-properties fo:font-size="13pt" officeooo:rsid="001ffab5" officeooo:paragraph-rsid="000b03e1" style:font-size-asian="13pt" style:font-size-complex="13pt"/>
    </style:style>
    <style:style style:name="P15" style:family="paragraph" style:parent-style-name="Standard" style:list-style-name="L1">
      <style:text-properties fo:font-size="13pt" officeooo:rsid="001ffab5" officeooo:paragraph-rsid="000c34af" style:font-size-asian="13pt" style:font-size-complex="13pt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13pt" officeooo:rsid="0020911e" officeooo:paragraph-rsid="000c34af" style:font-size-asian="13pt" style:font-size-complex="13pt"/>
    </style:style>
    <style:style style:name="P17" style:family="paragraph" style:parent-style-name="Standard">
      <style:paragraph-properties fo:text-align="justify" style:justify-single-word="false"/>
      <style:text-properties fo:font-size="13pt" officeooo:rsid="0020911e" officeooo:paragraph-rsid="000c34af" style:font-size-asian="13pt" style:font-size-complex="13pt"/>
    </style:style>
    <style:style style:name="P18" style:family="paragraph" style:parent-style-name="Standard">
      <style:paragraph-properties fo:text-align="justify" style:justify-single-word="false"/>
      <style:text-properties fo:font-size="13pt" officeooo:rsid="0020911e" officeooo:paragraph-rsid="000cab17" style:font-size-asian="13pt" style:font-size-complex="13pt"/>
    </style:style>
    <style:style style:name="P19" style:family="paragraph" style:parent-style-name="Standard" style:list-style-name="L1">
      <style:text-properties fo:font-size="13pt" officeooo:rsid="0020911e" officeooo:paragraph-rsid="000c34af" style:font-size-asian="13pt" style:font-size-complex="13pt"/>
    </style:style>
    <style:style style:name="P20" style:family="paragraph" style:parent-style-name="Standard" style:list-style-name="L1">
      <style:text-properties fo:font-size="13pt" officeooo:rsid="0020911e" officeooo:paragraph-rsid="000cab17" style:font-size-asian="13pt" style:font-size-complex="13pt"/>
    </style:style>
    <style:style style:name="P21" style:family="paragraph" style:parent-style-name="Standard" style:list-style-name="L1">
      <style:paragraph-properties fo:text-align="center" style:justify-single-word="false"/>
      <style:text-properties fo:font-size="15pt" fo:font-weight="bold" officeooo:rsid="001f2489" officeooo:paragraph-rsid="000b03e1" style:font-size-asian="15pt" style:font-weight-asian="bold" style:font-size-complex="15pt" style:font-weight-complex="bold"/>
    </style:style>
    <style:style style:name="T1" style:family="text">
      <style:text-properties officeooo:rsid="001ffab5"/>
    </style:style>
    <style:style style:name="T2" style:family="text">
      <style:text-properties officeooo:rsid="000b03e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2489" style:font-weight-asian="bold" style:font-weight-complex="bold"/>
    </style:style>
    <style:style style:name="T5" style:family="text">
      <style:text-properties officeooo:rsid="001f2489"/>
    </style:style>
    <style:style style:name="T6" style:family="text">
      <style:text-properties officeooo:rsid="0020911e"/>
    </style:style>
    <style:style style:name="T7" style:family="text">
      <style:text-properties fo:font-size="14pt" fo:font-weight="bold" officeooo:rsid="001f2489" style:font-size-asian="14pt" style:font-weight-asian="bold" style:font-size-complex="14pt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26747780825993735" text:style-name="L1">
        <text:list-header>
          <text:p text:style-name="P21"><text:s/><text:span text:style-name="T2">A </text:span>man on the street Interview <text:span text:style-name="T2">on Coffee</text:span></text:p>
        </text:list-header>
      </text:list>
      <text:p text:style-name="P2"/>
      <text:p text:style-name="P2"><text:tab/><text:span text:style-name="T3">Person 1</text:span></text:p>
      <text:p text:style-name="P4"/>
      <text:list xml:id="list200429191345413" text:continue-numbering="true" text:style-name="L1">
        <text:list-item>
          <text:p text:style-name="P10">How often do you visit a coffee shop?</text:p>
          <text:p text:style-name="P10"/>
          <text:list>
            <text:list-item>
              <text:list>
                <text:list-header>
                  <text:p text:style-name="P5">I come here every <text:span text:style-name="T1">single </text:span>evening. <text:span text:style-name="T1">I can't do without it. I just can not do without it.</text:span></text:p>
                </text:list-header>
              </text:list>
            </text:list-item>
          </text:list>
          <text:p text:style-name="P5"/>
        </text:list-item>
        <text:list-item>
          <text:p text:style-name="P10">How did you get to know this place?</text:p>
          <text:p text:style-name="P10"/>
        </text:list-item>
      </text:list>
      <text:p text:style-name="P11"><text:tab/><text:tab/><text:span text:style-name="T1">I was introduced by a friend who at one time invited me for an evening chat as <text:tab/><text:tab/>we catch up on the events since we last saw each other</text:span></text:p>
      <text:p text:style-name="P11"/>
      <text:list xml:id="list200427611338507" text:continue-numbering="true" text:style-name="L1">
        <text:list-item>
          <text:p text:style-name="P10">What keeps you coming to this coffee house?</text:p>
          <text:p text:style-name="P10"/>
          <text:list>
            <text:list-item>
              <text:list>
                <text:list-header>
                  <text:p text:style-name="P13">It has a cool place where one could relax after a day's activity and as a way of passing time waiting for the night fall for me to go home.</text:p>
                </text:list-header>
              </text:list>
            </text:list-item>
          </text:list>
        </text:list-item>
      </text:list>
      <text:p text:style-name="P14"/>
      <text:p text:style-name="P1"><text:span text:style-name="T5"><text:tab/></text:span><text:span text:style-name="T7">Person 2</text:span></text:p>
      <text:p text:style-name="P12"/>
      <text:list xml:id="list200428719479942" text:continue-numbering="true" text:style-name="L1">
        <text:list-item>
          <text:p text:style-name="P6">How do you shop for your coffee?</text:p>
          <text:p text:style-name="P6"/>
          <text:p text:style-name="P15">I usually buy a box the contain 50 small sachets of coffee. I do this at the supermarket in most case. Sometimes I buy a sachet or two when the one I have shopped has run out.</text:p>
        </text:list-item>
      </text:list>
      <text:p text:style-name="P8"/>
      <text:list xml:id="list200428114070804" text:continue-numbering="true" text:style-name="L1">
        <text:list-item>
          <text:p text:style-name="P6">How <text:span text:style-name="T6">do you do it when at that stand of <text:s/>beverages</text:span>?</text:p>
          <text:p text:style-name="P6"/>
          <text:p text:style-name="P19">In most cases I usually ensure I have enough time to do my comparison and come out with a good coffee. As you know our supermarkets have several brands of coffee. One has to make an informed decision although sometimes you may end up buying a low quality coffee.</text:p>
        </text:list-item>
      </text:list>
      <text:p text:style-name="P8"/>
      <text:list xml:id="list200428054902762" text:continue-numbering="true" text:style-name="L1">
        <text:list-item>
          <text:p text:style-name="P6">What kind of coffee do you like?</text:p>
          <text:p text:style-name="P6"/>
          <text:p text:style-name="P16">Kenyan Mocha is my best.</text:p>
        </text:list-item>
      </text:list>
      <text:p text:style-name="P17"/>
      <text:p text:style-name="P17"/>
      <text:p text:style-name="P18"><text:tab/><text:span text:style-name="T7">Person 3</text:span></text:p>
      <text:p text:style-name="P3"/>
      <text:list xml:id="list200427893790256" text:continue-numbering="true" text:style-name="L1">
        <text:list-item>
          <text:p text:style-name="P7">How much coffee do you go through in a typical month?</text:p>
          <text:p text:style-name="P7"/>
          <text:p text:style-name="P20">I usually use approximately one and a half tin of coffee in a month.</text:p>
        </text:list-item>
      </text:list>
      <text:p text:style-name="P9"/>
      <text:list xml:id="list200428886553683" text:continue-numbering="true" text:style-name="L1">
        <text:list-item>
          <text:p text:style-name="P7">How much do you usually spend on a bag of coffee?</text:p>
          <text:p text:style-name="P7"/>
          <text:p text:style-name="P20">I spend 300 to 500 shillings in a month</text:p>
        </text:list-item>
      </text:list>
      <text:p text:style-name="P9"><text:soft-page-break/></text:p>
      <text:list xml:id="list200429138602936" text:continue-numbering="true" text:style-name="L1">
        <text:list-item>
          <text:p text:style-name="P7">How you ever purchased coffee on-line?</text:p>
          <text:p text:style-name="P7"/>
        </text:list-item>
      </text:list>
      <text:p text:style-name="P18"><text:tab/>No, but I have done extensive research on it effects when I heard rumors that coffee <text:tab/>may be having some side effects on the heart when used extensive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9:49:09.354480003</meta:creation-date>
    <meta:generator>LibreOffice/5.0.2.2$Linux_X86_64 LibreOffice_project/00m0$Build-2</meta:generator>
    <dc:date>2016-01-19T20:04:27.082101884</dc:date>
    <meta:editing-duration>PT12M41S</meta:editing-duration>
    <meta:editing-cycles>4</meta:editing-cycles>
    <meta:document-statistic meta:table-count="0" meta:image-count="0" meta:object-count="0" meta:page-count="2" meta:paragraph-count="22" meta:word-count="319" meta:character-count="1538" meta:non-whitespace-character-count="1239"/>
  </office:meta>
</office:document-meta>
</file>